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DejaVu Sans" officeooo:paragraph-rsid="002a8d2f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37cc65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643ac" officeooo:paragraph-rsid="003643ac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acb1b" officeooo:paragraph-rsid="003acb1b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cdc64" officeooo:paragraph-rsid="003cdc64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fbd92" officeooo:paragraph-rsid="003fbd92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baa9c" officeooo:paragraph-rsid="003643ac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DejaVu Sans" officeooo:rsid="00358a91" officeooo:paragraph-rsid="00358a91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DejaVu Sans" officeooo:rsid="00396531" officeooo:paragraph-rsid="00396531"/>
    </style:style>
    <style:style style:name="P12" style:family="paragraph" style:parent-style-name="Text_20_body">
      <style:paragraph-properties fo:text-align="start" style:justify-single-word="false"/>
      <style:text-properties style:font-name="DejaVu Sans" officeooo:rsid="00396531" officeooo:paragraph-rsid="00396531"/>
    </style:style>
    <style:style style:name="P13" style:family="paragraph" style:parent-style-name="Title" style:master-page-name="Standard">
      <style:paragraph-properties fo:text-align="start" style:justify-single-word="false" style:page-number="auto"/>
      <style:text-properties style:font-name="DejaVu Sans" fo:font-weight="bold" officeooo:rsid="0037cc65" officeooo:paragraph-rsid="0037cc65" style:font-weight-asian="bold" style:font-weight-complex="bold"/>
    </style:style>
    <style:style style:name="P14" style:family="paragraph" style:parent-style-name="Heading_20_1">
      <style:paragraph-properties fo:text-align="start" style:justify-single-word="false"/>
      <style:text-properties style:font-name="DejaVu Sans" officeooo:paragraph-rsid="0019cd0a"/>
    </style:style>
    <style:style style:name="P15" style:family="paragraph" style:parent-style-name="Heading_20_1" style:master-page-name="">
      <style:paragraph-properties fo:text-align="start" style:justify-single-word="false" style:page-number="auto"/>
      <style:text-properties style:font-name="DejaVu Sans" officeooo:paragraph-rsid="0019cd0a"/>
    </style:style>
    <style:style style:name="P16" style:family="paragraph" style:parent-style-name="Heading_20_2">
      <style:paragraph-properties fo:text-align="start" style:justify-single-word="false"/>
      <style:text-properties style:font-name="DejaVu Sans" officeooo:paragraph-rsid="0019cd0a"/>
    </style:style>
    <style:style style:name="T1" style:family="text">
      <style:text-properties officeooo:rsid="002a8d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cc65" style:font-weight-asian="bold" style:font-weight-complex="bold"/>
    </style:style>
    <style:style style:name="T4" style:family="text">
      <style:text-properties fo:font-weight="bold" officeooo:rsid="00396531" style:font-weight-asian="bold" style:font-weight-complex="bold"/>
    </style:style>
    <style:style style:name="T5" style:family="text">
      <style:text-properties officeooo:rsid="0037cc65"/>
    </style:style>
    <style:style style:name="T6" style:family="text">
      <style:text-properties fo:font-weight="normal" officeooo:rsid="0037cc65" style:font-weight-asian="normal" style:font-weight-complex="normal"/>
    </style:style>
    <style:style style:name="T7" style:family="text">
      <style:text-properties fo:font-weight="normal" officeooo:rsid="00396531" style:font-weight-asian="normal" style:font-weight-complex="normal"/>
    </style:style>
    <style:style style:name="T8" style:family="text">
      <style:text-properties fo:font-weight="normal" officeooo:rsid="003e7ad2" style:font-weight-asian="normal" style:font-weight-complex="normal"/>
    </style:style>
    <style:style style:name="T9" style:family="text">
      <style:text-properties officeooo:rsid="00396531"/>
    </style:style>
    <style:style style:name="T10" style:family="text">
      <style:text-properties style:text-position="sub 58%" fo:font-weight="bold" style:font-weight-asian="bold" style:font-weight-complex="bold"/>
    </style:style>
    <style:style style:name="T11" style:family="text">
      <style:text-properties style:text-position="sub 58%" fo:font-weight="bold" officeooo:rsid="0037cc65" style:font-weight-asian="bold" style:font-weight-complex="bold"/>
    </style:style>
    <style:style style:name="T12" style:family="text">
      <style:text-properties style:text-position="sub 58%" fo:font-weight="bold" officeooo:rsid="00396531" style:font-weight-asian="bold" style:font-weight-complex="bold"/>
    </style:style>
    <style:style style:name="T13" style:family="text">
      <style:text-properties style:text-position="sub 58%" fo:font-weight="bold" officeooo:rsid="003e7ad2" style:font-weight-asian="bold" style:font-weight-complex="bold"/>
    </style:style>
    <style:style style:name="T14" style:family="text">
      <style:text-properties officeooo:rsid="003baa9c"/>
    </style:style>
    <style:style style:name="T15" style:family="text">
      <style:text-properties officeooo:rsid="003c0543"/>
    </style:style>
    <style:style style:name="T16" style:family="text">
      <style:text-properties officeooo:rsid="003cdc64"/>
    </style:style>
    <style:style style:name="T17" style:family="text">
      <style:text-properties officeooo:rsid="003e7ad2"/>
    </style:style>
    <style:style style:name="T18" style:family="text">
      <style:text-properties style:text-position="0% 100%" fo:font-weight="bold" officeooo:rsid="003e7ad2" style:font-weight-asian="bold" style:font-weight-complex="bold"/>
    </style:style>
    <style:style style:name="T19" style:family="text">
      <style:text-properties style:text-position="0% 100%" fo:font-weight="normal" officeooo:rsid="003e7ad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7">0/1 </text:span>Knapsack <text:span text:style-name="T17">With Real Weight</text:span></text:p>
      <text:p text:style-name="P1">Time limit: 1 sec</text:p>
      <text:p text:style-name="P3"><text:tab/><text:span text:style-name="T5">You have a bag that can hold several items of total weight </text:span><text:span text:style-name="T3">W</text:span><text:span text:style-name="T6">. There are </text:span><text:span text:style-name="T3">N</text:span><text:span text:style-name="T6"> items, numbered from 1 to </text:span><text:span text:style-name="T3">N</text:span><text:span text:style-name="T6">. Item #i weights </text:span><text:span text:style-name="T3">w</text:span><text:span text:style-name="T11">i </text:span><text:span text:style-name="T6">and has a price of </text:span><text:span text:style-name="T3">v</text:span><text:span text:style-name="T11">i</text:span><text:span text:style-name="T6">. We have to select some of these items such that the summation of the weight of the selected item does not exceed </text:span><text:span text:style-name="T3">W</text:span><text:span text:style-name="T6"> and the summation of their price is maximum. </text:span><text:span text:style-name="T8">The item cannot be broken into smaller part, we either take each item as a whole or does not take it at all. We have to find the maximum total value of item that we can take without exceeding the weight limit of the bag.</text:span></text:p>
      <text:p text:style-name="P3"><text:span text:style-name="T6"><text:tab/>In this problem, </text:span><text:span text:style-name="T8">the weight and the value of the items are real number. </text:span></text:p>
      <text:h text:style-name="P14" text:outline-level="1">Input</text:h>
      <text:list xml:id="list8871502156708817217" text:style-name="L1">
        <text:list-item>
          <text:p text:style-name="P10">The first line of input <text:span text:style-name="T9">contains two numbers </text:span><text:span text:style-name="T4">W</text:span><text:span text:style-name="T9"> and </text:span><text:span text:style-name="T4">N</text:span><text:span text:style-name="T9"> where </text:span><text:span text:style-name="T4">W</text:span><text:span text:style-name="T9"> is a real number while </text:span><text:span text:style-name="T4">N</text:span><text:span text:style-name="T9"> is an integer (1 &lt;= W,N &lt;= 100)</text:span></text:p>
        </text:list-item>
        <text:list-item>
          <text:p text:style-name="P11">The next lines contains <text:span text:style-name="T2">N</text:span> real numbers that give <text:span text:style-name="T2">v</text:span><text:span text:style-name="T10">i</text:span>, starting from <text:span text:style-name="T2">v</text:span><text:span text:style-name="T10">1</text:span> to <text:span text:style-name="T2">v</text:span><text:span text:style-name="T10">n</text:span></text:p>
        </text:list-item>
        <text:list-item>
          <text:p text:style-name="P11">The next lines contains <text:span text:style-name="T2">N</text:span> real numbers that give <text:span text:style-name="T2">w</text:span><text:span text:style-name="T10">i</text:span>, starting from <text:span text:style-name="T2">w</text:span><text:span text:style-name="T10">1</text:span> to <text:span text:style-name="T2">w</text:span><text:span text:style-name="T10">n</text:span></text:p>
        </text:list-item>
      </text:list>
      <text:p text:style-name="P12"><text:span text:style-name="T10"><text:tab/></text:span><text:span text:style-name="T19">The items are given in increasing order of weight.</text:span></text:p>
      <text:h text:style-name="P15" text:outline-level="1">Output</text:h>
      <text:p text:style-name="P2"><text:tab/><text:span text:style-name="T1">The output must contain exactly one line containing the summation of selected price. We suggest output of 4 fractional digits. The judge will accept any solution that differs from the best answer less than 0.00001%</text:span></text:p>
      <text:h text:style-name="P14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8">10.0 4</text:p>
            <text:p text:style-name="P8">1.2 3.4 6.3 1.3</text:p>
            <text:p text:style-name="P8">4.2 1.4 6.7 4.3</text:p>
            <text:p text:style-name="P8">9.7</text:p>
          </table:table-cell>
          <table:table-cell table:style-name="Table1.A1" office:value-type="string">
            <text:p text:style-name="P8">9.7</text:p>
          </table:table-cell>
        </table:table-row>
      </table:table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dc:date>2014-11-22T14:54:20.510194574</dc:date>
    <meta:editing-duration>PT3H22M32S</meta:editing-duration>
    <meta:editing-cycles>36</meta:editing-cycles>
    <meta:print-date>2014-09-09T23:50:22.741847462</meta:print-date>
    <meta:document-statistic meta:table-count="1" meta:image-count="0" meta:object-count="0" meta:page-count="1" meta:paragraph-count="19" meta:word-count="252" meta:character-count="1253" meta:non-whitespace-character-count="1017"/>
  </office:meta>
</office:document-meta>
</file>